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e018" officeooo:paragraph-rsid="001ae0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ll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5T11:15:27.211173500</meta:creation-date>
    <dc:date>2025-08-05T11:15:33.004165700</dc:date>
    <meta:editing-duration>PT7S</meta:editing-duration>
    <meta:editing-cycles>1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1" meta:word-count="1" meta:character-count="5" meta:non-whitespace-character-count="5"/>
  </office:meta>
</office:document-meta>
</file>